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1.0217in"/>
    </style:style>
    <style:style style:name="co4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 style:data-style-name="N4"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5" style:family="table-cell" style:parent-style-name="Default" style:data-style-name="N4">
      <style:table-cell-properties fo:background-color="#33cc66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8" style:family="table-cell" style:parent-style-name="Default" style:data-style-name="N4">
      <style:table-cell-properties fo:background-color="#00ff00"/>
      <style:map style:condition="cell-content()=100" style:apply-style-name="Done" style:base-cell-address="Sheet1.A2"/>
      <style:map style:condition="cell-content-is-between(95,100)" style:apply-style-name="Good" style:base-cell-address="Sheet1.A2"/>
      <style:map style:condition="cell-content-is-between(85,95)" style:apply-style-name="Caution" style:base-cell-address="Sheet1.A2"/>
      <style:map style:condition="cell-content-is-between(75,85)" style:apply-style-name="Default" style:base-cell-address="Sheet1.A2"/>
      <style:map style:condition="cell-content()&lt;75" style:apply-style-name="Error" style:base-cell-address="Sheet1.A2"/>
      <style:map style:condition="cell-content()=0" style:apply-style-name="Accent" style:base-cell-address="Sheet1.A2"/>
    </style:style>
    <style:style style:name="ce1" style:family="table-cell" style:parent-style-name="Default" style:data-style-name="N4"/>
    <style:style style:name="ce7" style:family="table-cell" style:parent-style-name="Default">
      <style:table-cell-properties fo:background-color="#00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Coverage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Covered Lines</text:p>
          </table:table-cell>
          <table:table-cell office:value-type="string" calcext:value-type="string">
            <text:p>Uncovered Lin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style-name="ce2" office:value-type="float" office:value="98.68" calcext:value-type="float">
            <text:p>98.6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b__lisp.adb</text:p>
          </table:table-cell>
          <table:table-cell/>
          <table:table-cell table:formula="of:=ROUND([.B2]*[.A2]/100; 0)" office:value-type="float" office:value="131" calcext:value-type="float">
            <text:p>131</text:p>
          </table:table-cell>
          <table:table-cell table:formula="of:=[.B2]-[.E2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5" office:value-type="float" office:value="100" calcext:value-type="float">
            <text:p>100.00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bs-lisp-evaluate-bool.adb</text:p>
          </table:table-cell>
          <table:table-cell table:style-name="ce7"/>
          <table:table-cell table:style-name="ce7" table:formula="of:=ROUND([.B3]*[.A3]/100; 0)" office:value-type="float" office:value="121" calcext:value-type="float">
            <text:p>121</text:p>
          </table:table-cell>
          <table:table-cell table:style-name="ce7" table:formula="of:=[.B3]-[.E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bs-lisp-evaluate-char.adb</text:p>
          </table:table-cell>
          <table:table-cell table:style-name="ce7"/>
          <table:table-cell table:style-name="ce7" table:formula="of:=ROUND([.B4]*[.A4]/100; 0)" office:value-type="float" office:value="98" calcext:value-type="float">
            <text:p>98</text:p>
          </table:table-cell>
          <table:table-cell table:style-name="ce7" table:formula="of:=[.B4]-[.E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98.61" calcext:value-type="float">
            <text:p>98.6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bbs-lisp-evaluate-cond.adb</text:p>
          </table:table-cell>
          <table:table-cell/>
          <table:table-cell table:formula="of:=ROUND([.B5]*[.A5]/100; 0)" office:value-type="float" office:value="142" calcext:value-type="float">
            <text:p>142</text:p>
          </table:table-cell>
          <table:table-cell table:formula="of:=[.B5]-[.E5]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float" office:value="84.49" calcext:value-type="float">
            <text:p>84.49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bbs-lisp-evaluate-func.adb</text:p>
          </table:table-cell>
          <table:table-cell/>
          <table:table-cell table:formula="of:=ROUND([.B6]*[.A6]/100; 0)" office:value-type="float" office:value="205" calcext:value-type="float">
            <text:p>205</text:p>
          </table:table-cell>
          <table:table-cell table:formula="of:=[.B6]-[.E6]"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2" office:value-type="float" office:value="92.86" calcext:value-type="float">
            <text:p>92.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bs-lisp-evaluate-io.adb</text:p>
          </table:table-cell>
          <table:table-cell/>
          <table:table-cell table:formula="of:=ROUND([.B7]*[.A7]/100; 0)" office:value-type="float" office:value="39" calcext:value-type="float">
            <text:p>39</text:p>
          </table:table-cell>
          <table:table-cell table:formula="of:=[.B7]-[.E7]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float" office:value="92.31" calcext:value-type="float">
            <text:p>92.3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bs-lisp-evaluate-list.adb</text:p>
          </table:table-cell>
          <table:table-cell/>
          <table:table-cell table:formula="of:=ROUND([.B8]*[.A8]/100; 0)" office:value-type="float" office:value="84" calcext:value-type="float">
            <text:p>84</text:p>
          </table:table-cell>
          <table:table-cell table:formula="of:=[.B8]-[.E8]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" office:value-type="float" office:value="89.38" calcext:value-type="float">
            <text:p>89.38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bbs-lisp-evaluate-loops.adb</text:p>
          </table:table-cell>
          <table:table-cell/>
          <table:table-cell table:formula="of:=ROUND([.B9]*[.A9]/100; 0)" office:value-type="float" office:value="261" calcext:value-type="float">
            <text:p>261</text:p>
          </table:table-cell>
          <table:table-cell table:formula="of:=[.B9]-[.E9]" office:value-type="float" office:value="31" calcext:value-type="float">
            <text:p>31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bs-lisp-evaluate-math.adb</text:p>
          </table:table-cell>
          <table:table-cell table:style-name="ce7"/>
          <table:table-cell table:style-name="ce7" table:formula="of:=ROUND([.B10]*[.A10]/100; 0)" office:value-type="float" office:value="60" calcext:value-type="float">
            <text:p>60</text:p>
          </table:table-cell>
          <table:table-cell table:style-name="ce7" table:formula="of:=[.B10]-[.E1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7.76" calcext:value-type="float">
            <text:p>87.7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bs-lisp-evaluate-mem.adb</text:p>
          </table:table-cell>
          <table:table-cell/>
          <table:table-cell table:formula="of:=ROUND([.B11]*[.A11]/100; 0)" office:value-type="float" office:value="129" calcext:value-type="float">
            <text:p>129</text:p>
          </table:table-cell>
          <table:table-cell table:formula="of:=[.B11]-[.E11]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2" office:value-type="float" office:value="85.19" calcext:value-type="float">
            <text:p>85.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bs-lisp-evaluate-misc.adb</text:p>
          </table:table-cell>
          <table:table-cell/>
          <table:table-cell table:formula="of:=ROUND([.B12]*[.A12]/100; 0)" office:value-type="float" office:value="46" calcext:value-type="float">
            <text:p>46</text:p>
          </table:table-cell>
          <table:table-cell table:formula="of:=[.B12]-[.E12]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bs-lisp-evaluate-pred.adb</text:p>
          </table:table-cell>
          <table:table-cell table:style-name="ce7"/>
          <table:table-cell table:style-name="ce7" table:formula="of:=ROUND([.B13]*[.A13]/100; 0)" office:value-type="float" office:value="166" calcext:value-type="float">
            <text:p>166</text:p>
          </table:table-cell>
          <table:table-cell table:style-name="ce7" table:formula="of:=[.B13]-[.E1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90.7" calcext:value-type="float">
            <text:p>90.7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bbs-lisp-evaluate-str.adb</text:p>
          </table:table-cell>
          <table:table-cell/>
          <table:table-cell table:formula="of:=ROUND([.B14]*[.A14]/100; 0)" office:value-type="float" office:value="312" calcext:value-type="float">
            <text:p>312</text:p>
          </table:table-cell>
          <table:table-cell table:formula="of:=[.B14]-[.E14]"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2" office:value-type="float" office:value="92.58" calcext:value-type="float">
            <text:p>92.5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bbs-lisp-evaluate-symb.adb</text:p>
          </table:table-cell>
          <table:table-cell/>
          <table:table-cell table:formula="of:=ROUND([.B15]*[.A15]/100; 0)" office:value-type="float" office:value="237" calcext:value-type="float">
            <text:p>237</text:p>
          </table:table-cell>
          <table:table-cell table:formula="of:=[.B15]-[.E15]" office:value-type="float" office:value="19" calcext:value-type="float">
            <text:p>19</text:p>
          </table:table-cell>
          <table:table-cell/>
        </table:table-row>
        <table:table-row table:style-name="ro1">
          <table:table-cell table:style-name="ce2" office:value-type="float" office:value="92.89" calcext:value-type="float">
            <text:p>92.89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bbs-lisp-evaluate-vars.adb</text:p>
          </table:table-cell>
          <table:table-cell/>
          <table:table-cell table:formula="of:=ROUND([.B16]*[.A16]/100; 0)" office:value-type="float" office:value="196" calcext:value-type="float">
            <text:p>196</text:p>
          </table:table-cell>
          <table:table-cell table:formula="of:=[.B16]-[.E16]" office:value-type="float" office:value="15" calcext:value-type="float">
            <text:p>15</text:p>
          </table:table-cell>
          <table:table-cell/>
        </table:table-row>
        <table:table-row table:style-name="ro1">
          <table:table-cell table:style-name="ce2" office:value-type="float" office:value="93.88" calcext:value-type="float">
            <text:p>93.8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bs-lisp-evaluate.adb</text:p>
          </table:table-cell>
          <table:table-cell/>
          <table:table-cell table:formula="of:=ROUND([.B17]*[.A17]/100; 0)" office:value-type="float" office:value="92" calcext:value-type="float">
            <text:p>92</text:p>
          </table:table-cell>
          <table:table-cell table:formula="of:=[.B17]-[.E17]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float" office:value="94.5" calcext:value-type="float">
            <text:p>94.5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bbs-lisp-memory.adb</text:p>
          </table:table-cell>
          <table:table-cell/>
          <table:table-cell table:formula="of:=ROUND([.B18]*[.A18]/100; 0)" office:value-type="float" office:value="103" calcext:value-type="float">
            <text:p>103</text:p>
          </table:table-cell>
          <table:table-cell table:formula="of:=[.B18]-[.E18]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float" office:value="100" calcext:value-type="float">
            <text:p>100.0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bs-lisp-parser-stdio.ads</text:p>
          </table:table-cell>
          <table:table-cell table:style-name="ce7"/>
          <table:table-cell table:style-name="ce7" table:formula="of:=ROUND([.B19]*[.A19]/100; 0)" office:value-type="float" office:value="8" calcext:value-type="float">
            <text:p>8</text:p>
          </table:table-cell>
          <table:table-cell table:style-name="ce7" table:formula="of:=[.B19]-[.E19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0.95" calcext:value-type="float">
            <text:p>80.9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bs-lisp-parser-stdio.adb</text:p>
          </table:table-cell>
          <table:table-cell/>
          <table:table-cell table:formula="of:=ROUND([.B20]*[.A20]/100; 0)" office:value-type="float" office:value="17" calcext:value-type="float">
            <text:p>17</text:p>
          </table:table-cell>
          <table:table-cell table:formula="of:=[.B20]-[.E20]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float" office:value="85.71" calcext:value-type="float">
            <text:p>85.7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bs-lisp-parser.ads</text:p>
          </table:table-cell>
          <table:table-cell table:style-name="ce7"/>
          <table:table-cell table:style-name="ce7" table:formula="of:=ROUND([.B21]*[.A21]/100; 0)" office:value-type="float" office:value="6" calcext:value-type="float">
            <text:p>6</text:p>
          </table:table-cell>
          <table:table-cell table:style-name="ce7" table:formula="of:=[.B21]-[.E21]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79.36" calcext:value-type="float">
            <text:p>79.36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bbs-lisp-parser.adb</text:p>
          </table:table-cell>
          <table:table-cell/>
          <table:table-cell table:formula="of:=ROUND([.B22]*[.A22]/100; 0)" office:value-type="float" office:value="223" calcext:value-type="float">
            <text:p>223</text:p>
          </table:table-cell>
          <table:table-cell table:formula="of:=[.B22]-[.E22]" office:value-type="float" office:value="58" calcext:value-type="float">
            <text:p>58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string" calcext:value-type="string">
            <text:p>bbs-lisp-stack.ads</text:p>
          </table:table-cell>
          <table:table-cell table:style-name="ce7"/>
          <table:table-cell table:style-name="ce7" table:formula="of:=ROUND([.B23]*[.A23]/100; 0)" office:value-type="float" office:value="5" calcext:value-type="float">
            <text:p>5</text:p>
          </table:table-cell>
          <table:table-cell table:style-name="ce7" table:formula="of:=[.B23]-[.E2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0.67" calcext:value-type="float">
            <text:p>80.6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bs-lisp-stack.adb</text:p>
          </table:table-cell>
          <table:table-cell/>
          <table:table-cell table:formula="of:=ROUND([.B24]*[.A24]/100; 0)" office:value-type="float" office:value="96" calcext:value-type="float">
            <text:p>96</text:p>
          </table:table-cell>
          <table:table-cell table:formula="of:=[.B24]-[.E24]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2" office:value-type="float" office:value="97.83" calcext:value-type="float">
            <text:p>97.8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bbs-lisp-strings.adb</text:p>
          </table:table-cell>
          <table:table-cell/>
          <table:table-cell table:formula="of:=ROUND([.B25]*[.A25]/100; 0)" office:value-type="float" office:value="180" calcext:value-type="float">
            <text:p>180</text:p>
          </table:table-cell>
          <table:table-cell table:formula="of:=[.B25]-[.E25]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float" office:value="83.33" calcext:value-type="float">
            <text:p>83.3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bs-lisp-utilities.adb</text:p>
          </table:table-cell>
          <table:table-cell/>
          <table:table-cell table:formula="of:=ROUND([.B26]*[.A26]/100; 0)" office:value-type="float" office:value="70" calcext:value-type="float">
            <text:p>70</text:p>
          </table:table-cell>
          <table:table-cell table:formula="of:=[.B26]-[.E26]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bs-lisp.ads</text:p>
          </table:table-cell>
          <table:table-cell table:style-name="ce7"/>
          <table:table-cell table:style-name="ce7" table:formula="of:=ROUND([.B27]*[.A27]/100; 0)" office:value-type="float" office:value="10" calcext:value-type="float">
            <text:p>10</text:p>
          </table:table-cell>
          <table:table-cell table:style-name="ce7" table:formula="of:=[.B27]-[.E27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84.49" calcext:value-type="float">
            <text:p>84.49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bbs-lisp.adb</text:p>
          </table:table-cell>
          <table:table-cell/>
          <table:table-cell table:formula="of:=ROUND([.B28]*[.A28]/100; 0)" office:value-type="float" office:value="403" calcext:value-type="float">
            <text:p>403</text:p>
          </table:table-cell>
          <table:table-cell table:formula="of:=[.B28]-[.E28]" office:value-type="float" office:value="74" calcext:value-type="float">
            <text:p>74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lisp.adb</text:p>
          </table:table-cell>
          <table:table-cell table:style-name="ce7"/>
          <table:table-cell table:style-name="ce7" table:formula="of:=ROUND([.B29]*[.A29]/100; 0)" office:value-type="float" office:value="6" calcext:value-type="float">
            <text:p>6</text:p>
          </table:table-cell>
          <table:table-cell table:style-name="ce7" table:formula="of:=[.B29]-[.E29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8" office:value-type="float" office:value="100" calcext:value-type="float">
            <text:p>100.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new_line.adb</text:p>
          </table:table-cell>
          <table:table-cell table:style-name="ce7"/>
          <table:table-cell table:style-name="ce7" table:formula="of:=ROUND([.B30]*[.A30]/100; 0)" office:value-type="float" office:value="3" calcext:value-type="float">
            <text:p>3</text:p>
          </table:table-cell>
          <table:table-cell table:style-name="ce7" table:formula="of:=[.B30]-[.E3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formula="of:=ROUND([.E32]*100/[.B32]; 2)" office:value-type="float" office:value="90.43" calcext:value-type="float">
            <text:p>90.43</text:p>
          </table:table-cell>
          <table:table-cell table:formula="of:=SUM([.B2:.B30])" office:value-type="float" office:value="3814" calcext:value-type="float">
            <text:p>3814</text:p>
          </table:table-cell>
          <table:table-cell office:value-type="string" calcext:value-type="string">
            <text:p>Overall</text:p>
          </table:table-cell>
          <table:table-cell/>
          <table:table-cell table:formula="of:=SUM([.E2:.E30])" office:value-type="float" office:value="3449" calcext:value-type="float">
            <text:p>3449</text:p>
          </table:table-cell>
          <table:table-cell table:formula="of:=[.B32]-[.E32]" office:value-type="float" office:value="365" calcext:value-type="float">
            <text:p>365</text:p>
          </table:table-cell>
          <table:table-cell/>
        </table:table-row>
        <table:table-row table:style-name="ro1" table:number-rows-repeated="19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A2:Sheet1.A30">
            <calcext:condition calcext:apply-style-name="Done" calcext:value="=100" calcext:base-cell-address="Sheet1.A2"/>
            <calcext:condition calcext:apply-style-name="Good" calcext:value="between(95,100)" calcext:base-cell-address="Sheet1.A2"/>
            <calcext:condition calcext:apply-style-name="Caution" calcext:value="between(85,95)" calcext:base-cell-address="Sheet1.A2"/>
            <calcext:condition calcext:apply-style-name="Default" calcext:value="between(75,85)" calcext:base-cell-address="Sheet1.A2"/>
            <calcext:condition calcext:apply-style-name="Error" calcext:value="&lt;75" calcext:base-cell-address="Sheet1.A2"/>
            <calcext:condition calcext:apply-style-name="Accent" calcext:value="=0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Done" style:family="table-cell" style:parent-style-name="Default">
      <style:table-cell-properties fo:background-color="#00ff00"/>
    </style:style>
    <style:style style:name="Caution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19:38:33.481428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Brent Seidel</meta:initial-creator>
    <meta:creation-date>2021-03-11T07:38:55.499711045</meta:creation-date>
    <dc:date>2021-06-06T19:42:06.292950855</dc:date>
    <meta:editing-duration>P6DT8H13M6S</meta:editing-duration>
    <meta:editing-cycles>46</meta:editing-cycles>
    <meta:generator>LibreOffice/6.4.6.2$MacOSX_X86_64 LibreOffice_project/0ce51a4fd21bff07a5c061082cc82c5ed232f115</meta:generator>
    <dc:creator>Brent Seidel</dc:creator>
    <meta:document-statistic meta:table-count="1" meta:cell-count="156" meta:object-count="0"/>
  </office:meta>
</office:document-meta>
</file>